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4965818414EEFEE.png" manifest:media-type="image/png"/>
  <manifest:file-entry manifest:full-path="Pictures/100000000000078000000438F61D42FB47334B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0000000078000000438C4965818414EEF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9cm" svg:x="0.001cm" svg:y="0.001cm">
          <draw:image xlink:href="Pictures/100000000000078000000438F61D42FB47334B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2:35:30.365000000</meta:creation-date>
    <dc:date>2018-12-12T12:38:09.820000000</dc:date>
    <meta:editing-duration>PT2M43S</meta:editing-duration>
    <meta:editing-cycles>1</meta:editing-cycles>
    <meta:document-statistic meta:object-count="27"/>
    <meta:generator>LibreOffice/6.1.0.3$Windows_X86_64 LibreOffice_project/efb621ed25068d70781dc026f7e9c5187a4decd1</meta:generator>
  </office:meta>
</office:document-meta>
</file>